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pótesis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 Ayala</meta:initial-creator>
    <meta:creation-date>2010-06-11T17:56:09.54</meta:creation-date>
    <dc:date>2010-06-11T17:56:37.90</dc:date>
    <dc:creator>Nico Ayala</dc:creator>
    <meta:editing-duration>PT00H00M2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2" meta:word-count="2" meta:character-count="12"/>
  </office:meta>
</office:document-meta>
</file>